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M Sans" svg:font-family="'DM Sans', sans-serif"/>
    <style:font-face style:name="Mangal1" svg:font-family="Mangal"/>
    <style:font-face style:name="input-mono" svg:font-family="input-mono, monospace"/>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hilanka" svg:font-family="Chilanka" style:font-pitch="variable"/>
    <style:font-face style:name="Lato" svg:font-family="Lato" style:font-pitch="variable"/>
    <style:font-face style:name="Calibri" svg:font-family="Calibri" style:font-family-generic="roman" style:font-pitch="variable"/>
    <style:font-face style:name="Liberation Serif" svg:font-family="'Liberation Serif'" style:font-family-generic="roman" style:font-pitch="variable"/>
    <style:font-face style:name="Lato1" svg:font-family="Lato"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3">
      <style:paragraph-properties fo:margin-left="0cm" fo:margin-right="0cm" fo:margin-top="0cm" fo:margin-bottom="0cm" style:contextual-spacing="false" fo:line-height="120%" fo:orphans="2" fo:widows="2" fo:text-indent="0cm" style:auto-text-indent="false" fo:padding="0cm" fo:border="none"/>
    </style:style>
    <style:style style:name="P2"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officeooo:paragraph-rsid="0010870a"/>
    </style:style>
    <style:style style:name="P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DM Sans" fo:font-size="13.5pt" fo:letter-spacing="normal" fo:font-style="normal" fo:font-weight="normal"/>
    </style:style>
    <style:style style:name="P4"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DM Sans" fo:font-size="13.5pt" fo:letter-spacing="normal" fo:font-style="normal" fo:font-weight="normal"/>
    </style:style>
    <style:style style:name="P5"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DM Sans" fo:font-size="13.5pt" fo:letter-spacing="normal" fo:font-style="normal" fo:font-weight="normal"/>
    </style:style>
    <style:style style:name="P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ato1" fo:font-size="11pt" fo:letter-spacing="normal" fo:font-style="normal" fo:font-weight="normal" style:font-size-asian="11pt" style:font-size-complex="11pt"/>
    </style:style>
    <style:style style:name="P7"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Lato1" fo:font-size="11pt" fo:letter-spacing="normal" fo:font-style="normal" fo:font-weight="normal" style:font-size-asian="11pt" style:font-size-complex="11pt"/>
    </style:style>
    <style:style style:name="P8"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000000" loext:opacity="100%" style:font-name="Lato1" fo:font-size="11pt" fo:letter-spacing="normal" fo:font-style="normal" fo:font-weight="normal" style:font-size-asian="11pt" style:font-size-complex="11pt"/>
    </style:style>
    <style:style style:name="P9" style:family="paragraph" style:parent-style-name="Text_20_body">
      <style:paragraph-properties fo:margin-left="0cm" fo:margin-right="0cm" fo:margin-top="0cm" fo:margin-bottom="0cm" style:contextual-spacing="false" fo:line-height="120%" fo:orphans="2" fo:widows="2" fo:text-indent="0cm" style:auto-text-indent="false" fo:padding="0cm" fo:border="none"/>
    </style:style>
    <style:style style:name="P10" style:family="paragraph" style:parent-style-name="Text_20_body">
      <style:paragraph-properties fo:margin-left="0cm" fo:margin-right="0cm" fo:margin-top="0cm" fo:margin-bottom="0cm" style:contextual-spacing="false" fo:line-height="115%" fo:orphans="2" fo:widows="2" fo:text-indent="0cm" style:auto-text-indent="false" fo:padding="0cm" fo:border="none"/>
    </style:style>
    <style:style style:name="P11" style:family="paragraph" style:parent-style-name="Standard">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ato1" fo:font-size="11pt" fo:letter-spacing="normal" fo:font-style="normal" fo:font-weight="normal" officeooo:paragraph-rsid="0010086c" style:font-size-asian="11pt" style:font-size-complex="11pt"/>
    </style:style>
    <style:style style:name="P12" style:family="paragraph" style:parent-style-name="Heading_20_2">
      <style:paragraph-properties fo:margin-left="0cm" fo:margin-right="0cm" fo:margin-top="0cm" fo:margin-bottom="0cm" style:contextual-spacing="false" fo:line-height="120%" fo:orphans="2" fo:widows="2" fo:text-indent="0cm" style:auto-text-indent="false" fo:padding="0cm" fo:border="none"/>
    </style:style>
    <style:style style:name="P13" style:family="paragraph" style:parent-style-name="Heading_20_1">
      <style:paragraph-properties fo:margin-left="0cm" fo:margin-right="0cm" fo:margin-top="0cm" fo:margin-bottom="0.423cm" style:contextual-spacing="false" fo:line-height="120%" fo:orphans="2" fo:widows="2" fo:text-indent="0cm" style:auto-text-indent="false" fo:padding="0cm" fo:border="none"/>
      <style:text-properties fo:font-variant="normal" fo:text-transform="none" style:use-window-font-color="true" loext:opacity="0%" style:font-name="Chilanka" fo:font-size="22pt" fo:letter-spacing="normal" fo:language="en" fo:country="GB" fo:font-style="normal" style:text-underline-style="solid" style:text-underline-width="auto" style:text-underline-color="font-color" fo:font-weight="bold" officeooo:rsid="005e9f9c" fo:background-color="transparent" style:font-size-asian="22pt" style:font-weight-asian="bold" style:font-size-complex="22pt" style:font-weight-complex="bold" loext:padding="0cm" loext:border="none"/>
    </style:style>
    <style:style style:name="P14" style:family="paragraph" style:parent-style-name="Text_20_body">
      <style:paragraph-properties fo:margin-left="0cm" fo:margin-right="0cm" fo:margin-top="0cm" fo:margin-bottom="0.199cm" style:contextual-spacing="false" fo:orphans="2" fo:widows="2" fo:text-indent="0cm" style:auto-text-indent="false" fo:padding="0cm" fo:border="none"/>
      <style:text-properties fo:font-variant="normal" fo:text-transform="none" fo:color="#000000" loext:opacity="100%" style:font-name="Lato1" fo:font-size="11pt" fo:letter-spacing="normal" fo:font-style="normal" fo:font-weight="normal"/>
    </style:style>
    <style:style style:name="P15" style:family="paragraph" style:parent-style-name="Preformatted_20_Text">
      <loext:graphic-properties draw:fill="solid" draw:fill-color="#1c1c1c" draw:opacity="100%"/>
      <style:paragraph-properties fo:margin-left="0cm" fo:margin-right="0cm" fo:margin-top="0cm" fo:margin-bottom="0.101cm" style:contextual-spacing="false" fo:orphans="2" fo:widows="2" fo:text-indent="0cm" style:auto-text-indent="false" fo:background-color="#1c1c1c" fo:padding="0.101cm" fo:border="none"/>
    </style:style>
    <style:style style:name="P16" style:family="paragraph" style:parent-style-name="Preformatted_20_Text">
      <loext:graphic-properties draw:fill="solid" draw:fill-color="#1c1c1c" draw:opacity="100%"/>
      <style:paragraph-properties fo:margin-left="0cm" fo:margin-right="0cm" fo:margin-top="0cm" fo:margin-bottom="0cm" style:contextual-spacing="false" fo:orphans="2" fo:widows="2" fo:text-indent="0cm" style:auto-text-indent="false" fo:background-color="#1c1c1c" fo:padding="0.101cm" fo:border="none"/>
      <style:text-properties officeooo:paragraph-rsid="0010870a"/>
    </style:style>
    <style:style style:name="P17" style:family="paragraph" style:parent-style-name="Preformatted_20_Text">
      <loext:graphic-properties draw:fill="solid" draw:fill-color="#1c1c1c" draw:opacity="100%"/>
      <style:paragraph-properties fo:margin-left="0cm" fo:margin-right="0cm" fo:margin-top="0cm" fo:margin-bottom="0cm" style:contextual-spacing="false" fo:orphans="2" fo:widows="2" fo:text-indent="0cm" style:auto-text-indent="false" fo:background-color="#1c1c1c" fo:padding="0.101cm" fo:border="none"/>
    </style:style>
    <style:style style:name="P18" style:family="paragraph" style:parent-style-name="Preformatted_20_Text">
      <loext:graphic-properties draw:fill="solid" draw:fill-color="#1c1c1c" draw:opacity="100%"/>
      <style:paragraph-properties fo:margin-top="0cm" fo:margin-bottom="0.101cm" style:contextual-spacing="false" fo:orphans="2" fo:widows="2" fo:background-color="#1c1c1c" fo:padding="0.101cm" fo:border="none"/>
      <style:text-properties officeooo:paragraph-rsid="0010086c"/>
    </style:style>
    <style:style style:name="P19" style:family="paragraph" style:parent-style-name="Preformatted_20_Text">
      <loext:graphic-properties draw:fill="solid" draw:fill-color="#1c1c1c" draw:opacity="100%"/>
      <style:paragraph-properties fo:margin-top="0cm" fo:margin-bottom="0.101cm" style:contextual-spacing="false" fo:orphans="2" fo:widows="2" fo:background-color="#1c1c1c" fo:padding="0.101cm" fo:border="none"/>
    </style:style>
    <style:style style:name="P20" style:family="paragraph" style:parent-style-name="Preformatted_20_Text">
      <loext:graphic-properties draw:fill="solid" draw:fill-color="#1c1c1c" draw:opacity="100%"/>
      <style:paragraph-properties fo:margin-top="0cm" fo:margin-bottom="0.101cm" style:contextual-spacing="false" fo:orphans="2" fo:widows="2" fo:background-color="#1c1c1c" fo:padding="0.101cm" fo:border="none"/>
      <style:text-properties style:font-name="Consolas" fo:font-size="11pt" fo:background-color="transparent" style:font-size-asian="11pt" style:font-size-complex="11pt"/>
    </style:style>
    <style:style style:name="T1" style:family="text">
      <style:text-properties fo:font-variant="normal" fo:text-transform="none" fo:color="#c678dd" loext:opacity="100%" style:font-name="Consolas" fo:font-size="12pt" fo:letter-spacing="normal" fo:font-style="normal" fo:font-weight="normal" fo:background-color="transparent" loext:char-shading-value="0" loext:padding="0cm" loext:border="none"/>
    </style:style>
    <style:style style:name="T2" style:family="text">
      <style:text-properties fo:font-variant="normal" fo:text-transform="none" fo:color="#c678dd" loext:opacity="100%" style:font-name="Consolas" fo:font-size="11pt" fo:letter-spacing="normal" fo:font-style="normal" fo:font-weight="normal" fo:background-color="transparent" loext:char-shading-value="0" style:font-size-asian="11pt" style:font-size-complex="11pt" loext:padding="0cm" loext:border="none"/>
    </style:style>
    <style:style style:name="T3" style:family="text">
      <style:text-properties fo:font-variant="normal" fo:text-transform="none" fo:color="#c678dd" loext:opacity="100%" style:font-name="Consolas" fo:font-size="11pt" fo:letter-spacing="-0.004cm" fo:font-style="normal" fo:font-weight="normal" fo:background-color="transparent" loext:char-shading-value="0" style:font-size-asian="11pt" style:font-size-complex="11pt" loext:padding="0cm" loext:border="none"/>
    </style:style>
    <style:style style:name="T4" style:family="text">
      <style:text-properties fo:font-variant="normal" fo:text-transform="none" fo:color="#c678dd" loext:opacity="100%" style:font-name="Consolas" fo:font-size="11pt" fo:letter-spacing="-0.007cm" fo:font-style="normal" fo:font-weight="normal" fo:background-color="transparent" loext:char-shading-value="0" style:font-size-asian="11pt" style:font-size-complex="11pt" loext:padding="0cm" loext:border="none"/>
    </style:style>
    <style:style style:name="T5" style:family="text">
      <style:text-properties fo:font-variant="normal" fo:text-transform="none" fo:color="#c678dd" loext:opacity="100%" style:font-name="Consolas" fo:font-size="11pt" fo:letter-spacing="-0.011cm" fo:font-style="normal" fo:font-weight="normal" fo:background-color="transparent" loext:char-shading-value="0" style:font-size-asian="11pt" style:font-size-complex="11pt" loext:padding="0cm" loext:border="none"/>
    </style:style>
    <style:style style:name="T6" style:family="text">
      <style:text-properties fo:font-variant="normal" fo:text-transform="none" fo:color="#e8e6dc" loext:opacity="100%" style:font-name="input-mono" fo:font-size="12pt" fo:letter-spacing="normal" fo:font-style="normal" fo:font-weight="normal" officeooo:rsid="0010870a" fo:background-color="#355269" loext:char-shading-value="0" loext:padding="0cm" loext:border="none"/>
    </style:style>
    <style:style style:name="T7" style:family="text">
      <style:text-properties fo:font-variant="normal" fo:text-transform="none" fo:color="#e8e6dc" loext:opacity="100%" style:font-name="Consolas" fo:font-size="12pt" fo:letter-spacing="normal" fo:font-style="normal" fo:font-weight="normal" fo:background-color="transparent" loext:char-shading-value="0" loext:padding="0cm" loext:border="none"/>
    </style:style>
    <style:style style:name="T8" style:family="text">
      <style:text-properties fo:font-variant="normal" fo:text-transform="none" fo:color="#e8e6dc" loext:opacity="100%" style:font-name="Consolas" fo:font-size="11pt" fo:letter-spacing="normal" fo:font-style="normal" fo:font-weight="normal" fo:background-color="transparent" loext:char-shading-value="0" style:font-size-asian="11pt" style:font-size-complex="11pt" loext:padding="0cm" loext:border="none"/>
    </style:style>
    <style:style style:name="T9" style:family="text">
      <style:text-properties fo:font-variant="normal" fo:text-transform="none" fo:color="#e8e6dc" loext:opacity="100%" style:font-name="Consolas" fo:font-size="11pt" fo:letter-spacing="normal" fo:background-color="transparent" loext:char-shading-value="0" style:font-size-asian="11pt" style:font-size-complex="11pt" loext:padding="0cm" loext:border="none"/>
    </style:style>
    <style:style style:name="T10" style:family="text">
      <style:text-properties fo:font-variant="normal" fo:text-transform="none" fo:color="#e8e6dc" loext:opacity="100%" style:font-name="Consolas" fo:font-size="11pt" fo:letter-spacing="-0.004cm" fo:font-style="normal" fo:font-weight="normal" fo:background-color="transparent" loext:char-shading-value="0" style:font-size-asian="11pt" style:font-size-complex="11pt" loext:padding="0cm" loext:border="none"/>
    </style:style>
    <style:style style:name="T11" style:family="text">
      <style:text-properties fo:font-variant="normal" fo:text-transform="none" fo:color="#e8e6dc" loext:opacity="100%" style:font-name="Consolas" fo:font-size="11pt" fo:letter-spacing="-0.007cm" fo:font-style="normal" fo:font-weight="normal" fo:background-color="transparent" loext:char-shading-value="0" style:font-size-asian="11pt" style:font-size-complex="11pt" loext:padding="0cm" loext:border="none"/>
    </style:style>
    <style:style style:name="T12" style:family="text">
      <style:text-properties fo:font-variant="normal" fo:text-transform="none" fo:color="#e8e6dc" loext:opacity="100%" style:font-name="Consolas" fo:font-size="11pt" fo:letter-spacing="-0.011cm" fo:font-style="normal" fo:font-weight="normal" fo:background-color="transparent" loext:char-shading-value="0" style:font-size-asian="11pt" style:font-size-complex="11pt" loext:padding="0cm" loext:border="none"/>
    </style:style>
    <style:style style:name="T13" style:family="text">
      <style:text-properties fo:font-variant="normal" fo:text-transform="none" fo:color="#98c379" loext:opacity="100%" style:font-name="Consolas" fo:font-size="12pt" fo:letter-spacing="normal" fo:font-style="normal" fo:font-weight="normal" fo:background-color="transparent" loext:char-shading-value="0" loext:padding="0cm" loext:border="none"/>
    </style:style>
    <style:style style:name="T14" style:family="text">
      <style:text-properties fo:font-variant="normal" fo:text-transform="none" fo:color="#98c379" loext:opacity="100%" style:font-name="Consolas" fo:font-size="12pt" fo:letter-spacing="normal" fo:font-style="normal" fo:font-weight="normal" officeooo:rsid="0010870a" fo:background-color="transparent" loext:char-shading-value="0" loext:padding="0cm" loext:border="none"/>
    </style:style>
    <style:style style:name="T15" style:family="text">
      <style:text-properties fo:font-variant="normal" fo:text-transform="none" fo:color="#98c379" loext:opacity="100%" style:font-name="Consolas" fo:font-size="11pt" fo:letter-spacing="normal" fo:font-style="normal" fo:font-weight="normal" fo:background-color="transparent" loext:char-shading-value="0" style:font-size-asian="11pt" style:font-size-complex="11pt" loext:padding="0cm" loext:border="none"/>
    </style:style>
    <style:style style:name="T16" style:family="text">
      <style:text-properties fo:font-variant="normal" fo:text-transform="none" fo:color="#98c379" loext:opacity="100%" style:font-name="Consolas" fo:font-size="11pt" fo:letter-spacing="-0.004cm" fo:font-style="normal" fo:font-weight="normal" fo:background-color="transparent" loext:char-shading-value="0" style:font-size-asian="11pt" style:font-size-complex="11pt" loext:padding="0cm" loext:border="none"/>
    </style:style>
    <style:style style:name="T17" style:family="text">
      <style:text-properties fo:font-variant="normal" fo:text-transform="none" fo:color="#98c379" loext:opacity="100%" style:font-name="Consolas" fo:font-size="11pt" fo:letter-spacing="-0.007cm" fo:font-style="normal" fo:font-weight="normal" fo:background-color="transparent" loext:char-shading-value="0" style:font-size-asian="11pt" style:font-size-complex="11pt" loext:padding="0cm" loext:border="none"/>
    </style:style>
    <style:style style:name="T18" style:family="text">
      <style:text-properties fo:font-variant="normal" fo:text-transform="none" fo:color="#98c379" loext:opacity="100%" style:font-name="Consolas" fo:font-size="11pt" fo:letter-spacing="-0.011cm" fo:font-style="normal" fo:font-weight="normal" fo:background-color="transparent" loext:char-shading-value="0" style:font-size-asian="11pt" style:font-size-complex="11pt" loext:padding="0cm" loext:border="none"/>
    </style:style>
    <style:style style:name="T19" style:family="text">
      <style:text-properties fo:font-variant="normal" fo:text-transform="none" fo:color="#ffffff" loext:opacity="100%" style:font-name="Consolas" fo:font-size="11pt" fo:letter-spacing="normal" fo:font-style="normal" fo:font-weight="normal" fo:background-color="transparent" loext:char-shading-value="0" style:font-size-asian="11pt" style:font-size-complex="11pt" loext:padding="0cm" loext:border="none"/>
    </style:style>
    <style:style style:name="T20" style:family="text">
      <style:text-properties fo:font-variant="normal" fo:text-transform="none" fo:color="#75715e" loext:opacity="100%" style:font-name="Consolas" fo:font-size="11pt" fo:letter-spacing="normal" fo:font-style="normal" fo:font-weight="normal" fo:background-color="transparent" loext:char-shading-value="0" style:font-size-asian="11pt" style:font-size-complex="11pt" loext:padding="0cm" loext:border="none"/>
    </style:style>
    <style:style style:name="T21" style:family="text">
      <style:text-properties fo:font-variant="normal" fo:text-transform="none" fo:color="#000000" loext:opacity="100%" style:font-name="Lato1" fo:font-size="11pt" fo:letter-spacing="normal" fo:font-style="normal" fo:font-weight="normal" style:font-size-asian="11pt" style:font-size-complex="11pt"/>
    </style:style>
    <style:style style:name="T22" style:family="text">
      <style:text-properties fo:font-variant="normal" fo:text-transform="none" fo:color="#000000" loext:opacity="100%" style:font-name="Consolas" fo:font-size="11pt" fo:letter-spacing="normal" fo:font-style="normal" fo:font-weight="normal" style:font-size-asian="11pt" style:font-size-complex="11pt"/>
    </style:style>
    <style:style style:name="T23" style:family="text">
      <style:text-properties fo:font-variant="normal" fo:text-transform="none" fo:color="#3569f3" loext:opacity="100%" style:text-line-through-style="none" style:text-line-through-type="none" style:font-name="Lato1" fo:font-size="11pt" fo:letter-spacing="normal" fo:font-style="normal" style:text-underline-style="none" fo:font-weight="normal" style:text-blinking="false" fo:background-color="transparent" loext:char-shading-value="0" style:font-size-asian="11pt" style:font-size-complex="11pt" loext:padding="0cm" loext:border="none"/>
    </style:style>
    <style:style style:name="T24" style:family="text">
      <style:text-properties fo:font-variant="normal" fo:text-transform="none" fo:color="#3569f3" loext:opacity="100%" style:text-line-through-style="none" style:text-line-through-type="none" style:font-name="Lato1" fo:font-size="11pt" fo:letter-spacing="normal" fo:language="zxx" fo:country="none" fo:font-style="normal" style:text-underline-style="none" fo:font-weight="normal" style:text-blinking="false" fo:background-color="transparent" loext:char-shading-value="0" style:font-size-asian="11pt" style:language-asian="zxx" style:country-asian="none" style:font-size-complex="11pt" style:language-complex="zxx" style:country-complex="none" loext:padding="0cm" loext:border="none"/>
    </style:style>
    <style:style style:name="T25"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cm" loext:border="none"/>
    </style:style>
    <style:style style:name="T26"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officeooo:rsid="005e9f9c" fo:background-color="transparent" loext:char-shading-value="0" style:font-name-asian="NSimSun" style:font-size-asian="14pt" style:font-name-complex="Mangal" style:font-size-complex="14pt" loext:padding="0cm" loext:border="none"/>
    </style:style>
    <style:style style:name="T27" style:family="text">
      <style:text-properties style:font-name="Lato1" fo:font-size="11pt" fo:font-weight="normal" style:font-name-asian="NSimSun" style:font-size-asian="11pt" style:font-name-complex="Mangal" style:font-size-complex="11pt" loext:padding="0cm" loext:border="none"/>
    </style:style>
    <style:style style:name="T28" style:family="text">
      <style:text-properties style:font-name="Lato1" fo:font-size="11pt" style:font-size-asian="11pt" style:font-size-complex="11pt"/>
    </style:style>
    <style:style style:name="T29" style:family="text">
      <style:text-properties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Throwing Exceptions in PHP</text:h>
      <text:p text:style-name="P14"><text:span text:style-name="T29">Throwing a generic exception is almost as simple as it sounds. All it takes is to instantiate an exception object—with the first parameter of the Exception constructor being the error message—and then, "throw" it.</text:span></text:p>
      <text:p text:style-name="P17"><text:span text:style-name="Source_20_Text"><text:span text:style-name="T1">throw</text:span></text:span><text:span text:style-name="Source_20_Text"><text:span text:style-name="T7"> </text:span></text:span><text:span text:style-name="Source_20_Text"><text:span text:style-name="T1">new</text:span></text:span><text:span text:style-name="Source_20_Text"><text:span text:style-name="T7"> </text:span></text:span><text:span text:style-name="Source_20_Text"><text:span text:style-name="T13">Exception</text:span></text:span><text:span text:style-name="Source_20_Text"><text:span text:style-name="T7">(</text:span></text:span><text:span text:style-name="Source_20_Text"><text:span text:style-name="T13">'Exception message'</text:span></text:span><text:span text:style-name="Source_20_Text"><text:span text:style-name="T7">)</text:span></text:span></text:p>
      <text:p text:style-name="P2"><text:span text:style-name="Source_20_Text"><text:span text:style-name="T6"/></text:span></text:p>
      <text:p text:style-name="P16"><text:span text:style-name="Source_20_Text"><text:span text:style-name="T1">throw</text:span></text:span><text:span text:style-name="Source_20_Text"><text:span text:style-name="T7"> </text:span></text:span><text:span text:style-name="Source_20_Text"><text:span text:style-name="T1">new</text:span></text:span><text:span text:style-name="Source_20_Text"><text:span text:style-name="T7"> </text:span></text:span><text:span text:style-name="Source_20_Text"><text:span text:style-name="T13">E</text:span></text:span><text:span text:style-name="Source_20_Text"><text:span text:style-name="T14">rrorE</text:span></text:span><text:span text:style-name="Source_20_Text"><text:span text:style-name="T13">xception</text:span></text:span><text:span text:style-name="Source_20_Text"><text:span text:style-name="T7">(</text:span></text:span><text:span text:style-name="Source_20_Text"><text:span text:style-name="T13">'Exception message'</text:span></text:span><text:span text:style-name="Source_20_Text"><text:span text:style-name="T7">)</text:span></text:span></text:p>
      <text:p text:style-name="P6"/>
      <text:p text:style-name="P6">The most important thing to take note of is the message. Defined in the constructor, and accessed via the getMessage() method, the message is the human-readable error that can often be related to the end user.</text:p>
      <text:p text:style-name="P11"><text:s text:c="3"/></text:p>
      <text:h text:style-name="P1" text:outline-level="3"><text:span text:style-name="Strong_20_Emphasis"><text:span text:style-name="T25">The Exception class</text:span></text:span></text:h>
      <text:p text:style-name="P3"><text:span text:style-name="Strong_20_Emphasis"><text:span text:style-name="T27">To more effectively utilize exceptions within your application, it is important to understand how to create and throw your own. But before we get into throwing custom exceptions, let's first take a look at what an exception is under the hood, and how to define your own, starting with the global Exception class that all PHP exceptions stem from:</text:span></text:span></text:p>
      <text:p text:style-name="P3"><text:span text:style-name="Strong_20_Emphasis"><text:span text:style-name="T27"/></text:span></text:p>
      <text:p text:style-name="P15"><text:span text:style-name="Source_20_Text"><text:span text:style-name="T2">class</text:span></text:span><text:span text:style-name="Source_20_Text"><text:span text:style-name="T8"> </text:span></text:span><text:span text:style-name="Source_20_Text"><text:span text:style-name="T19">Exception</text:span></text:span><text:span text:style-name="Source_20_Text"><text:span text:style-name="T8"> {</text:span></text:span></text:p>
      <text:p text:style-name="P19"><text:span text:style-name="Source_20_Text"><text:span text:style-name="T9"><text:s text:c="4"/></text:span></text:span><text:span text:style-name="Source_20_Text"><text:span text:style-name="T2">protected</text:span></text:span><text:span text:style-name="Source_20_Text"><text:span text:style-name="T8"> </text:span></text:span><text:span text:style-name="Source_20_Text"><text:span text:style-name="T15">$message</text:span></text:span><text:span text:style-name="Source_20_Text"><text:span text:style-name="T8"> = </text:span></text:span><text:span text:style-name="Source_20_Text"><text:span text:style-name="T15">'Unknown exception'</text:span></text:span><text:span text:style-name="Source_20_Text"><text:span text:style-name="T8">; <text:s text:c="2"/></text:span></text:span><text:span text:style-name="Source_20_Text"><text:span text:style-name="T20">// exception message</text:span></text:span></text:p>
      <text:p text:style-name="P19"><text:span text:style-name="Source_20_Text"><text:span text:style-name="T9"><text:s text:c="4"/></text:span></text:span><text:span text:style-name="Source_20_Text"><text:span text:style-name="T2">private</text:span></text:span><text:span text:style-name="Source_20_Text"><text:span text:style-name="T8"> <text:s text:c="2"/></text:span></text:span><text:span text:style-name="Source_20_Text"><text:span text:style-name="T15">$string</text:span></text:span><text:span text:style-name="Source_20_Text"><text:span text:style-name="T8">; <text:s text:c="25"/></text:span></text:span><text:span text:style-name="Source_20_Text"><text:span text:style-name="T20">// __toString cache</text:span></text:span></text:p>
      <text:p text:style-name="P19"><text:span text:style-name="Source_20_Text"><text:span text:style-name="T9"><text:s text:c="4"/></text:span></text:span><text:span text:style-name="Source_20_Text"><text:span text:style-name="T2">protected</text:span></text:span><text:span text:style-name="Source_20_Text"><text:span text:style-name="T8"> </text:span></text:span><text:span text:style-name="Source_20_Text"><text:span text:style-name="T15">$code</text:span></text:span><text:span text:style-name="Source_20_Text"><text:span text:style-name="T8"> = 0; <text:s text:c="23"/></text:span></text:span><text:span text:style-name="Source_20_Text"><text:span text:style-name="T20">// user defined exception code</text:span></text:span></text:p>
      <text:p text:style-name="P19"><text:span text:style-name="Source_20_Text"><text:span text:style-name="T9"><text:s text:c="4"/></text:span></text:span><text:span text:style-name="Source_20_Text"><text:span text:style-name="T2">protected</text:span></text:span><text:span text:style-name="Source_20_Text"><text:span text:style-name="T8"> </text:span></text:span><text:span text:style-name="Source_20_Text"><text:span text:style-name="T15">$file</text:span></text:span><text:span text:style-name="Source_20_Text"><text:span text:style-name="T8">; <text:s text:c="27"/></text:span></text:span><text:span text:style-name="Source_20_Text"><text:span text:style-name="T20">// source filename of exception</text:span></text:span></text:p>
      <text:p text:style-name="P19"><text:span text:style-name="Source_20_Text"><text:span text:style-name="T9"><text:s text:c="4"/></text:span></text:span><text:span text:style-name="Source_20_Text"><text:span text:style-name="T2">protected</text:span></text:span><text:span text:style-name="Source_20_Text"><text:span text:style-name="T8"> </text:span></text:span><text:span text:style-name="Source_20_Text"><text:span text:style-name="T15">$line</text:span></text:span><text:span text:style-name="Source_20_Text"><text:span text:style-name="T8">; <text:s text:c="27"/></text:span></text:span><text:span text:style-name="Source_20_Text"><text:span text:style-name="T20">// source line of exception</text:span></text:span></text:p>
      <text:p text:style-name="P19"><text:span text:style-name="Source_20_Text"><text:span text:style-name="T9"><text:s text:c="4"/></text:span></text:span><text:span text:style-name="Source_20_Text"><text:span text:style-name="T2">private</text:span></text:span><text:span text:style-name="Source_20_Text"><text:span text:style-name="T8"> <text:s text:c="2"/></text:span></text:span><text:span text:style-name="Source_20_Text"><text:span text:style-name="T15">$trace</text:span></text:span><text:span text:style-name="Source_20_Text"><text:span text:style-name="T8">; <text:s text:c="26"/></text:span></text:span><text:span text:style-name="Source_20_Text"><text:span text:style-name="T20">// backtrace</text:span></text:span></text:p>
      <text:p text:style-name="P19"><text:span text:style-name="Source_20_Text"><text:span text:style-name="T9"><text:s text:c="4"/></text:span></text:span><text:span text:style-name="Source_20_Text"><text:span text:style-name="T2">private</text:span></text:span><text:span text:style-name="Source_20_Text"><text:span text:style-name="T8"> <text:s text:c="2"/></text:span></text:span><text:span text:style-name="Source_20_Text"><text:span text:style-name="T15">$previous</text:span></text:span><text:span text:style-name="Source_20_Text"><text:span text:style-name="T8">; <text:s text:c="23"/></text:span></text:span><text:span text:style-name="Source_20_Text"><text:span text:style-name="T20">// previous exception if nested exception</text:span></text:span></text:p>
      <text:p text:style-name="P20"/>
      <text:p text:style-name="P19"><text:span text:style-name="Source_20_Text"><text:span text:style-name="T9"><text:s text:c="4"/></text:span></text:span><text:span text:style-name="Source_20_Text"><text:span text:style-name="T5">public</text:span></text:span><text:span text:style-name="Source_20_Text"><text:span text:style-name="T12"> </text:span></text:span><text:span text:style-name="Source_20_Text"><text:span text:style-name="T5">function</text:span></text:span><text:span text:style-name="Source_20_Text"><text:span text:style-name="T12"> </text:span></text:span><text:span text:style-name="Source_20_Text"><text:span text:style-name="T18">__construct</text:span></text:span><text:span text:style-name="Source_20_Text"><text:span text:style-name="T12">(</text:span></text:span><text:span text:style-name="Source_20_Text"><text:span text:style-name="T18">$message</text:span></text:span><text:span text:style-name="Source_20_Text"><text:span text:style-name="T12"> = </text:span></text:span><text:span text:style-name="Source_20_Text"><text:span text:style-name="T5">null</text:span></text:span><text:span text:style-name="Source_20_Text"><text:span text:style-name="T12">, </text:span></text:span><text:span text:style-name="Source_20_Text"><text:span text:style-name="T18">$code</text:span></text:span><text:span text:style-name="Source_20_Text"><text:span text:style-name="T12"> = 0, </text:span></text:span><text:span text:style-name="Source_20_Text"><text:span text:style-name="T18">Exception</text:span></text:span><text:span text:style-name="Source_20_Text"><text:span text:style-name="T12"> </text:span></text:span><text:span text:style-name="Source_20_Text"><text:span text:style-name="T18">$previous</text:span></text:span><text:span text:style-name="Source_20_Text"><text:span text:style-name="T12"> = </text:span></text:span><text:span text:style-name="Source_20_Text"><text:span text:style-name="T5">null</text:span></text:span><text:span text:style-name="Source_20_Text"><text:span text:style-name="T12">);</text:span></text:span></text:p>
      <text:p text:style-name="P20"/>
      <text:p text:style-name="P19"><text:span text:style-name="Source_20_Text"><text:span text:style-name="T9"><text:s text:c="4"/></text:span></text:span><text:span text:style-name="Source_20_Text"><text:span text:style-name="T2">final</text:span></text:span><text:span text:style-name="Source_20_Text"><text:span text:style-name="T8"> </text:span></text:span><text:span text:style-name="Source_20_Text"><text:span text:style-name="T2">private</text:span></text:span><text:span text:style-name="Source_20_Text"><text:span text:style-name="T8"> </text:span></text:span><text:span text:style-name="Source_20_Text"><text:span text:style-name="T2">function</text:span></text:span><text:span text:style-name="Source_20_Text"><text:span text:style-name="T8"> </text:span></text:span><text:span text:style-name="Source_20_Text"><text:span text:style-name="T15">__clone</text:span></text:span><text:span text:style-name="Source_20_Text"><text:span text:style-name="T8">(); <text:s text:c="10"/></text:span></text:span><text:span text:style-name="Source_20_Text"><text:span text:style-name="T20">// Inhibits cloning of exceptions.</text:span></text:span></text:p>
      <text:p text:style-name="P20"/>
      <text:p text:style-name="P19"><text:span text:style-name="Source_20_Text"><text:span text:style-name="T9"><text:s text:c="4"/></text:span></text:span><text:span text:style-name="Source_20_Text"><text:span text:style-name="T2">final</text:span></text:span><text:span text:style-name="Source_20_Text"><text:span text:style-name="T8"> </text:span></text:span><text:span text:style-name="Source_20_Text"><text:span text:style-name="T2">public</text:span></text:span><text:span text:style-name="Source_20_Text"><text:span text:style-name="T8"> <text:s/></text:span></text:span><text:span text:style-name="Source_20_Text"><text:span text:style-name="T2">function</text:span></text:span><text:span text:style-name="Source_20_Text"><text:span text:style-name="T8"> </text:span></text:span><text:span text:style-name="Source_20_Text"><text:span text:style-name="T15">getMessage</text:span></text:span><text:span text:style-name="Source_20_Text"><text:span text:style-name="T8">(); <text:s text:c="7"/></text:span></text:span><text:span text:style-name="Source_20_Text"><text:span text:style-name="T20">// message of exception</text:span></text:span></text:p>
      <text:p text:style-name="P19"><text:span text:style-name="Source_20_Text"><text:span text:style-name="T9"><text:s text:c="4"/></text:span></text:span><text:span text:style-name="Source_20_Text"><text:span text:style-name="T2">final</text:span></text:span><text:span text:style-name="Source_20_Text"><text:span text:style-name="T8"> </text:span></text:span><text:span text:style-name="Source_20_Text"><text:span text:style-name="T2">public</text:span></text:span><text:span text:style-name="Source_20_Text"><text:span text:style-name="T8"> <text:s/></text:span></text:span><text:span text:style-name="Source_20_Text"><text:span text:style-name="T2">function</text:span></text:span><text:span text:style-name="Source_20_Text"><text:span text:style-name="T8"> </text:span></text:span><text:span text:style-name="Source_20_Text"><text:span text:style-name="T15">getCode</text:span></text:span><text:span text:style-name="Source_20_Text"><text:span text:style-name="T8">(); <text:s text:c="10"/></text:span></text:span><text:span text:style-name="Source_20_Text"><text:span text:style-name="T20">// code of exception</text:span></text:span></text:p>
      <text:p text:style-name="P19"><text:span text:style-name="Source_20_Text"><text:span text:style-name="T9"><text:s text:c="4"/></text:span></text:span><text:span text:style-name="Source_20_Text"><text:span text:style-name="T2">final</text:span></text:span><text:span text:style-name="Source_20_Text"><text:span text:style-name="T8"> </text:span></text:span><text:span text:style-name="Source_20_Text"><text:span text:style-name="T2">public</text:span></text:span><text:span text:style-name="Source_20_Text"><text:span text:style-name="T8"> <text:s/></text:span></text:span><text:span text:style-name="Source_20_Text"><text:span text:style-name="T2">function</text:span></text:span><text:span text:style-name="Source_20_Text"><text:span text:style-name="T8"> </text:span></text:span><text:span text:style-name="Source_20_Text"><text:span text:style-name="T15">getFile</text:span></text:span><text:span text:style-name="Source_20_Text"><text:span text:style-name="T8">(); <text:s text:c="10"/></text:span></text:span><text:span text:style-name="Source_20_Text"><text:span text:style-name="T20">// source filename</text:span></text:span></text:p>
      <text:p text:style-name="P19"><text:span text:style-name="Source_20_Text"><text:span text:style-name="T9"><text:s text:c="4"/></text:span></text:span><text:span text:style-name="Source_20_Text"><text:span text:style-name="T2">final</text:span></text:span><text:span text:style-name="Source_20_Text"><text:span text:style-name="T8"> </text:span></text:span><text:span text:style-name="Source_20_Text"><text:span text:style-name="T2">public</text:span></text:span><text:span text:style-name="Source_20_Text"><text:span text:style-name="T8"> <text:s/></text:span></text:span><text:span text:style-name="Source_20_Text"><text:span text:style-name="T2">function</text:span></text:span><text:span text:style-name="Source_20_Text"><text:span text:style-name="T8"> </text:span></text:span><text:span text:style-name="Source_20_Text"><text:span text:style-name="T15">getLine</text:span></text:span><text:span text:style-name="Source_20_Text"><text:span text:style-name="T8">(); <text:s text:c="10"/></text:span></text:span><text:span text:style-name="Source_20_Text"><text:span text:style-name="T20">// source line</text:span></text:span></text:p>
      <text:p text:style-name="P19"><text:span text:style-name="Source_20_Text"><text:span text:style-name="T9"><text:s text:c="4"/></text:span></text:span><text:span text:style-name="Source_20_Text"><text:span text:style-name="T2">final</text:span></text:span><text:span text:style-name="Source_20_Text"><text:span text:style-name="T8"> </text:span></text:span><text:span text:style-name="Source_20_Text"><text:span text:style-name="T2">public</text:span></text:span><text:span text:style-name="Source_20_Text"><text:span text:style-name="T8"> <text:s/></text:span></text:span><text:span text:style-name="Source_20_Text"><text:span text:style-name="T2">function</text:span></text:span><text:span text:style-name="Source_20_Text"><text:span text:style-name="T8"> </text:span></text:span><text:span text:style-name="Source_20_Text"><text:span text:style-name="T15">getTrace</text:span></text:span><text:span text:style-name="Source_20_Text"><text:span text:style-name="T8">(); <text:s text:c="9"/></text:span></text:span><text:span text:style-name="Source_20_Text"><text:span text:style-name="T20">// an array of the backtrace()</text:span></text:span></text:p>
      <text:p text:style-name="P19"><text:span text:style-name="Source_20_Text"><text:span text:style-name="T9"><text:s text:c="4"/></text:span></text:span><text:span text:style-name="Source_20_Text"><text:span text:style-name="T2">final</text:span></text:span><text:span text:style-name="Source_20_Text"><text:span text:style-name="T8"> </text:span></text:span><text:span text:style-name="Source_20_Text"><text:span text:style-name="T2">public</text:span></text:span><text:span text:style-name="Source_20_Text"><text:span text:style-name="T8"> <text:s/></text:span></text:span><text:span text:style-name="Source_20_Text"><text:span text:style-name="T2">function</text:span></text:span><text:span text:style-name="Source_20_Text"><text:span text:style-name="T8"> </text:span></text:span><text:span text:style-name="Source_20_Text"><text:span text:style-name="T15">getPrevious</text:span></text:span><text:span text:style-name="Source_20_Text"><text:span text:style-name="T8">(); <text:s text:c="6"/></text:span></text:span><text:span text:style-name="Source_20_Text"><text:span text:style-name="T20">// previous exception</text:span></text:span></text:p>
      <text:p text:style-name="P19"><text:span text:style-name="Source_20_Text"><text:span text:style-name="T9"><text:s text:c="4"/></text:span></text:span><text:span text:style-name="Source_20_Text"><text:span text:style-name="T2">final</text:span></text:span><text:span text:style-name="Source_20_Text"><text:span text:style-name="T8"> </text:span></text:span><text:span text:style-name="Source_20_Text"><text:span text:style-name="T2">public</text:span></text:span><text:span text:style-name="Source_20_Text"><text:span text:style-name="T8"> <text:s/></text:span></text:span><text:span text:style-name="Source_20_Text"><text:span text:style-name="T2">function</text:span></text:span><text:span text:style-name="Source_20_Text"><text:span text:style-name="T8"> </text:span></text:span><text:span text:style-name="Source_20_Text"><text:span text:style-name="T15">getTraceAsString</text:span></text:span><text:span text:style-name="Source_20_Text"><text:span text:style-name="T8">(); <text:s/></text:span></text:span><text:span text:style-name="Source_20_Text"><text:span text:style-name="T20">// formatted string of trace</text:span></text:span></text:p>
      <text:p text:style-name="P20"/>
      <text:p text:style-name="P19"><text:span text:style-name="Source_20_Text"><text:span text:style-name="T9"><text:s text:c="4"/></text:span></text:span><text:span text:style-name="Source_20_Text"><text:span text:style-name="T20">// Overrideable</text:span></text:span></text:p>
      <text:p text:style-name="P19"><text:span text:style-name="Source_20_Text"><text:span text:style-name="T9"><text:s text:c="4"/></text:span></text:span><text:span text:style-name="Source_20_Text"><text:span text:style-name="T2">public</text:span></text:span><text:span text:style-name="Source_20_Text"><text:span text:style-name="T8"> </text:span></text:span><text:span text:style-name="Source_20_Text"><text:span text:style-name="T2">function</text:span></text:span><text:span text:style-name="Source_20_Text"><text:span text:style-name="T8"> </text:span></text:span><text:span text:style-name="Source_20_Text"><text:span text:style-name="T15">__toString</text:span></text:span><text:span text:style-name="Source_20_Text"><text:span text:style-name="T8">(); <text:s text:c="14"/></text:span></text:span><text:span text:style-name="Source_20_Text"><text:span text:style-name="T20">// formatted string for display</text:span></text:span></text:p>
      <text:p text:style-name="P19"><text:span text:style-name="Source_20_Text"><text:span text:style-name="T8">}</text:span></text:span></text:p>
      <text:p text:style-name="P6"/>
      <text:p text:style-name="P6">As we can see from the definition above, every built-in exception includes a few configurable properties: an exception message, an exception code, the source filename of the exception, and the line number of the exception in the source file. This information is what is used to create a human-readable—and diagnosable—exception object.</text:p>
      <text:h text:style-name="P12" text:outline-level="2"><text:soft-page-break/><text:span text:style-name="Strong_20_Emphasis"><text:span text:style-name="T26">Throwing custom exceptions</text:span></text:span></text:h>
      <text:p text:style-name="P9"><text:span text:style-name="Strong_20_Emphasis"><text:span text:style-name="T26"/></text:span></text:p>
      <text:p text:style-name="P6">At their core, every exception is an extension of the global Exception class. What this means is that creating a custom exception, in its most basic form, requires only a class that extends the built-in Exception class.</text:p>
      <text:p text:style-name="P6"/>
      <text:p text:style-name="P18"><text:span text:style-name="Source_20_Text"><text:span text:style-name="T2">class</text:span></text:span><text:span text:style-name="Source_20_Text"><text:span text:style-name="T8"> CustomException </text:span></text:span><text:span text:style-name="Source_20_Text"><text:span text:style-name="T2">extends</text:span></text:span><text:span text:style-name="Source_20_Text"><text:span text:style-name="T8"> </text:span></text:span><text:span text:style-name="Source_20_Text"><text:span text:style-name="T19">Exception</text:span></text:span><text:span text:style-name="Source_20_Text"><text:span text:style-name="T8"> { }</text:span></text:span></text:p>
      <text:p text:style-name="P7"/>
      <text:p text:style-name="P4"><text:span text:style-name="T28">With this custom exception created, we can then throw it as we would any other exception</text:span>:</text:p>
      <text:p text:style-name="P4"/>
      <text:p text:style-name="P15"><text:span text:style-name="Source_20_Text"><text:span text:style-name="T2">throw</text:span></text:span><text:span text:style-name="Source_20_Text"><text:span text:style-name="T8"> </text:span></text:span><text:span text:style-name="Source_20_Text"><text:span text:style-name="T2">new</text:span></text:span><text:span text:style-name="Source_20_Text"><text:span text:style-name="T8"> CustomException(</text:span></text:span><text:span text:style-name="Source_20_Text"><text:span text:style-name="T15">'Exception message'</text:span></text:span><text:span text:style-name="Source_20_Text"><text:span text:style-name="T8">);</text:span></text:span></text:p>
      <text:p text:style-name="P8"/>
      <text:p text:style-name="P10"><text:span text:style-name="T21">The advantage to inheriting from the built-in Exception class is that we can extend the core functionality of default exceptions. By overriding class properties like code, file, line, and message or the</text:span><text:span text:style-name="T22"> </text:span><text:span text:style-name="Source_20_Text"><text:span text:style-name="T24">__toString()</text:span></text:span><text:span text:style-name="T21"> method, we can coerce the exception data into a format we can work with.</text:span></text:p>
      <text:p text:style-name="P8"/>
      <text:p text:style-name="P18"><text:span text:style-name="Source_20_Text"><text:span text:style-name="T2">class</text:span></text:span><text:span text:style-name="Source_20_Text"><text:span text:style-name="T8"> CustomException </text:span></text:span><text:span text:style-name="Source_20_Text"><text:span text:style-name="T2">extends</text:span></text:span><text:span text:style-name="Source_20_Text"><text:span text:style-name="T8"> </text:span></text:span><text:span text:style-name="Source_20_Text"><text:span text:style-name="T19">Exception</text:span></text:span><text:span text:style-name="Source_20_Text"><text:span text:style-name="T8"> {</text:span></text:span></text:p>
      <text:p text:style-name="P19"><text:span text:style-name="Source_20_Text"><text:span text:style-name="T9"><text:s text:c="2"/></text:span></text:span><text:span text:style-name="Source_20_Text"><text:span text:style-name="T2">protected</text:span></text:span><text:span text:style-name="Source_20_Text"><text:span text:style-name="T8"> </text:span></text:span><text:span text:style-name="Source_20_Text"><text:span text:style-name="T15">$details</text:span></text:span><text:span text:style-name="Source_20_Text"><text:span text:style-name="T8">;</text:span></text:span></text:p>
      <text:p text:style-name="P20"/>
      <text:p text:style-name="P19"><text:span text:style-name="Source_20_Text"><text:span text:style-name="T9"><text:s text:c="2"/></text:span></text:span><text:span text:style-name="Source_20_Text"><text:span text:style-name="T2">public</text:span></text:span><text:span text:style-name="Source_20_Text"><text:span text:style-name="T8"> </text:span></text:span><text:span text:style-name="Source_20_Text"><text:span text:style-name="T2">function</text:span></text:span><text:span text:style-name="Source_20_Text"><text:span text:style-name="T8"> </text:span></text:span><text:span text:style-name="Source_20_Text"><text:span text:style-name="T15">__construct</text:span></text:span><text:span text:style-name="Source_20_Text"><text:span text:style-name="T8">(</text:span></text:span><text:span text:style-name="Source_20_Text"><text:span text:style-name="T15">$details</text:span></text:span><text:span text:style-name="Source_20_Text"><text:span text:style-name="T8">) {</text:span></text:span></text:p>
      <text:p text:style-name="P19"><text:span text:style-name="Source_20_Text"><text:span text:style-name="T9"><text:s text:c="6"/></text:span></text:span><text:span text:style-name="Source_20_Text"><text:span text:style-name="T2">$this</text:span></text:span><text:span text:style-name="Source_20_Text"><text:span text:style-name="T8">-&gt;details = </text:span></text:span><text:span text:style-name="Source_20_Text"><text:span text:style-name="T15">$details</text:span></text:span><text:span text:style-name="Source_20_Text"><text:span text:style-name="T8">;</text:span></text:span></text:p>
      <text:p text:style-name="P19"><text:span text:style-name="Source_20_Text"><text:span text:style-name="T9"><text:s text:c="6"/></text:span></text:span><text:span text:style-name="Source_20_Text"><text:span text:style-name="T15">parent</text:span></text:span><text:span text:style-name="Source_20_Text"><text:span text:style-name="T8">::__construct();</text:span></text:span></text:p>
      <text:p text:style-name="P19"><text:span text:style-name="Source_20_Text"><text:span text:style-name="T9"><text:s text:c="2"/></text:span></text:span><text:span text:style-name="Source_20_Text"><text:span text:style-name="T8">}</text:span></text:span></text:p>
      <text:p text:style-name="P20"/>
      <text:p text:style-name="P19"><text:span text:style-name="Source_20_Text"><text:span text:style-name="T9"><text:s text:c="2"/></text:span></text:span><text:span text:style-name="Source_20_Text"><text:span text:style-name="T2">public</text:span></text:span><text:span text:style-name="Source_20_Text"><text:span text:style-name="T8"> </text:span></text:span><text:span text:style-name="Source_20_Text"><text:span text:style-name="T2">function</text:span></text:span><text:span text:style-name="Source_20_Text"><text:span text:style-name="T8"> </text:span></text:span><text:span text:style-name="Source_20_Text"><text:span text:style-name="T15">__toString</text:span></text:span><text:span text:style-name="Source_20_Text"><text:span text:style-name="T8">() {</text:span></text:span></text:p>
      <text:p text:style-name="P19"><text:span text:style-name="Source_20_Text"><text:span text:style-name="T9"><text:s text:c="4"/></text:span></text:span><text:span text:style-name="Source_20_Text"><text:span text:style-name="T2">return</text:span></text:span><text:span text:style-name="Source_20_Text"><text:span text:style-name="T8"> </text:span></text:span><text:span text:style-name="Source_20_Text"><text:span text:style-name="T15">'I am an exception. Here are the deets: '</text:span></text:span><text:span text:style-name="Source_20_Text"><text:span text:style-name="T8"> . </text:span></text:span><text:span text:style-name="Source_20_Text"><text:span text:style-name="T2">$this</text:span></text:span><text:span text:style-name="Source_20_Text"><text:span text:style-name="T8">-&gt;details;</text:span></text:span></text:p>
      <text:p text:style-name="P19"><text:span text:style-name="Source_20_Text"><text:span text:style-name="T9"><text:s text:c="2"/></text:span></text:span><text:span text:style-name="Source_20_Text"><text:span text:style-name="T8">}</text:span></text:span></text:p>
      <text:p text:style-name="P19"><text:span text:style-name="Source_20_Text"><text:span text:style-name="T8">}</text:span></text:span></text:p>
      <text:h text:style-name="P12" text:outline-level="2"><text:span text:style-name="Strong_20_Emphasis"><text:span text:style-name="T26"/></text:span></text:h>
      <text:h text:style-name="P12" text:outline-level="2"><text:span text:style-name="Strong_20_Emphasis"><text:span text:style-name="T26">Writing to the error log</text:span></text:span></text:h>
      <text:p text:style-name="P9"><text:span text:style-name="Strong_20_Emphasis"><text:span text:style-name="T26"/></text:span></text:p>
      <text:p text:style-name="P10"><text:span text:style-name="T21">Outside of exception throwing, PHP also supports writing directly to the error log (more about that in </text:span><text:a xlink:type="simple" xlink:href="https://rollbar.com/guides/where-are-php-errors-logged" text:style-name="Internet_20_link" text:visited-style-name="Visited_20_Internet_20_Link"><text:span text:style-name="T23">Where are PHP Errors Logged</text:span></text:a><text:span text:style-name="T21">?). The aptly named </text:span><text:a xlink:type="simple" xlink:href="https://secure.php.net/manual/en/function.error-log.php" text:style-name="Internet_20_link" text:visited-style-name="Visited_20_Internet_20_Link"><text:span text:style-name="T23">error_log</text:span></text:a><text:span text:style-name="T21"> function can be used to write raw messages to the error log without interrupting program execution. This is useful when you need to track debug data or keep track of caught and handled exceptions.</text:span></text:p>
      <text:p text:style-name="P3"/>
      <text:p text:style-name="P15"><text:span text:style-name="Source_20_Text"><text:span text:style-name="T2">bool</text:span></text:span><text:span text:style-name="Source_20_Text"><text:span text:style-name="T8"> error_log ( </text:span></text:span><text:span text:style-name="Source_20_Text"><text:span text:style-name="T2">string</text:span></text:span><text:span text:style-name="Source_20_Text"><text:span text:style-name="T8"> </text:span></text:span><text:span text:style-name="Source_20_Text"><text:span text:style-name="T15">$message</text:span></text:span><text:span text:style-name="Source_20_Text"><text:span text:style-name="T8"> [, </text:span></text:span><text:span text:style-name="Source_20_Text"><text:span text:style-name="T2">int</text:span></text:span><text:span text:style-name="Source_20_Text"><text:span text:style-name="T8"> </text:span></text:span><text:span text:style-name="Source_20_Text"><text:span text:style-name="T15">$message_type</text:span></text:span><text:span text:style-name="Source_20_Text"><text:span text:style-name="T8"> = 0 [, </text:span></text:span><text:span text:style-name="Source_20_Text"><text:span text:style-name="T2">string</text:span></text:span><text:span text:style-name="Source_20_Text"><text:span text:style-name="T8"> </text:span></text:span><text:span text:style-name="Source_20_Text"><text:span text:style-name="T15">$destination</text:span></text:span><text:span text:style-name="Source_20_Text"><text:span text:style-name="T8"> [, </text:span></text:span><text:span text:style-name="Source_20_Text"><text:span text:style-name="T2">string</text:span></text:span><text:span text:style-name="Source_20_Text"><text:span text:style-name="T8"> </text:span></text:span><text:span text:style-name="Source_20_Text"><text:span text:style-name="T15">$extra_headers</text:span></text:span><text:span text:style-name="Source_20_Text"><text:span text:style-name="T8"> ]]] )</text:span></text:span></text:p>
      <text:p text:style-name="P5"/>
      <text:p text:style-name="P10"><text:span text:style-name="T21">Depending on the </text:span><text:span text:style-name="Source_20_Text"><text:span text:style-name="T24">$message_type</text:span></text:span><text:span text:style-name="T21">,  </text:span><text:span text:style-name="Source_20_Text"><text:span text:style-name="T24">error_log</text:span></text:span><text:span text:style-name="T21"> generally only requires one parameter: a message. While the other parameters can be used to direct where the error message should go, the most common use case is to use the default options to write directly to PHP's system logger.</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M Sans" svg:font-family="'DM Sans', sans-serif"/>
    <style:font-face style:name="Mangal1" svg:font-family="Mangal"/>
    <style:font-face style:name="input-mono" svg:font-family="input-mono, monospace"/>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hilanka" svg:font-family="Chilanka" style:font-pitch="variable"/>
    <style:font-face style:name="Lato" svg:font-family="Lato" style:font-pitch="variable"/>
    <style:font-face style:name="Calibri" svg:font-family="Calibri" style:font-family-generic="roman" style:font-pitch="variable"/>
    <style:font-face style:name="Liberation Serif" svg:font-family="'Liberation Serif'" style:font-family-generic="roman" style:font-pitch="variable"/>
    <style:font-face style:name="Lato1" svg:font-family="Lato"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ourier New" style:font-family-asian="'Courier New'"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3T09:40:55.286000000</meta:creation-date>
    <dc:date>2021-09-27T12:11:26.188000000</dc:date>
    <meta:editing-duration>PT15M1S</meta:editing-duration>
    <meta:editing-cycles>5</meta:editing-cycles>
    <meta:generator>LibreOffice/7.1.5.2$Windows_X86_64 LibreOffice_project/85f04e9f809797b8199d13c421bd8a2b025d52b5</meta:generator>
    <meta:document-statistic meta:table-count="0" meta:image-count="0" meta:object-count="0" meta:page-count="2" meta:paragraph-count="49" meta:word-count="613" meta:character-count="4276" meta:non-whitespace-character-count="3370"/>
  </office:meta>
</office:document-meta>
</file>